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on Sans" svg:font-family="'Liberat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4cm" fo:min-width="8.636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6.604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6.302cm" fo:min-width="8.824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1.27cm" fo:min-width="8.741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6.331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4.242cm" fo:min-width="8.105cm" fo:padding-top="0.151cm" fo:padding-bottom="0.151cm" fo:padding-left="0.276cm" fo:padding-right="0.276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AuthN">
      <style:graphic-properties draw:textarea-horizontal-align="justify" draw:textarea-vertical-align="middle" draw:auto-grow-height="false" fo:min-height="2.865cm" fo:min-width="8.199cm"/>
    </style:style>
    <style:style style:name="gr15" style:family="graphic" style:parent-style-name="standard">
      <style:graphic-properties draw:stroke="none" draw:fill="none" fo:min-height="1.459cm"/>
    </style:style>
    <style:style style:name="gr1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36cm" fo:padding-top="0.025cm" fo:padding-bottom="0.025cm" fo:padding-left="0.025cm" fo:padding-right="0.025cm"/>
    </style:style>
    <style:style style:name="gr17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82cm" fo:padding-top="0.025cm" fo:padding-bottom="0.025cm" fo:padding-left="0.025cm" fo:padding-right="0.025cm"/>
    </style:style>
    <style:style style:name="gr18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45cm" fo:padding-top="0.025cm" fo:padding-bottom="0.025cm" fo:padding-left="0.025cm" fo:padding-right="0.025cm"/>
    </style:style>
    <style:style style:name="gr19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83cm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1" style:family="graphic" style:parent-style-name="standard">
      <style:graphic-properties svg:stroke-color="#000000" draw:marker-start="" draw:marker-end="Arrow" draw:marker-end-width="0.305cm" draw:textarea-vertical-align="middle" draw:shadow-offset-x="0.203cm" draw:shadow-offset-y="0.203cm"/>
    </style:style>
    <style:style style:name="gr22" style:family="graphic" style:parent-style-name="standard">
      <style:graphic-properties svg:stroke-color="#000000" draw:marker-end="Arrow" draw:marker-end-width="0.305cm" draw:textarea-vertical-align="middle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  <style:text-properties style:font-name="Liberation Sans1" style:font-weight-asian="bold" style:font-weight-complex="bold"/>
    </style:style>
    <style:style style:name="P3" style:family="paragraph">
      <loext:graphic-properties draw:fill="hatch" draw:fill-color="#ffffff" draw:fill-hatch-name="Hatching_20_7" draw:fill-hatch-solid="true"/>
      <style:paragraph-properties fo:text-align="center"/>
      <style:text-properties style:font-name="Liberation Sans1"/>
    </style:style>
    <style:style style:name="P4" style:family="paragraph">
      <loext:graphic-properties draw:fill-hatch-solid="true" draw:fill-image-name="Bitmap_20_1"/>
      <style:paragraph-properties fo:text-align="center"/>
      <style:text-properties style:font-name="Liberation Sans1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loext:graphic-properties draw:fill-hatch-solid="true" draw:fill-image-name="Bitmap_20_2"/>
      <style:paragraph-properties fo:text-align="center"/>
      <style:text-properties style:font-name="Liberation Sans1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loext:graphic-properties draw:fill="none" draw:fill-color="#ffffff" draw:fill-hatch-solid="true"/>
      <style:paragraph-properties fo:text-align="center"/>
      <style:text-properties style:font-name="Liberation Sans1"/>
    </style:style>
    <style:style style:name="P10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636cm" svg:height="4.064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2.132cm" svg:x="14.716cm" svg:y="7.358cm">
          <text:p text:style-name="P1"><text:span text:style-name="T1">Provid</text:span><text:span text:style-name="T1">erMana</text:span><text:span text:style-name="T1">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9.376cm" svg:height="6.604cm" svg:x="12.96cm" svg:y="12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41cm" svg:height="1.27cm" svg:x="13.341cm" svg:y="15.522cm">
          <text:p text:style-name="P1"><text:span text:style-name="T2">Dao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7.627cm" svg:y1="14.353cm" svg:x2="17.627cm" svg:y2="15.496cm" svg:d="M17627 14353v1143" svg:viewBox="0 0 1 1144">
          <text:p/>
        </draw:connector>
        <draw:connector draw:style-name="gr5" draw:text-style-name="P5" draw:layer="layout" draw:type="line" svg:x1="17.627cm" svg:y1="16.954cm" svg:x2="17.627cm" svg:y2="18.097cm" svg:d="M17627 16954v1143" svg:viewBox="0 0 1 1144">
          <text:p/>
        </draw:connector>
        <draw:custom-shape draw:style-name="gr6" draw:text-style-name="P6" draw:layer="layout" svg:width="2.088cm" svg:height="0.372cm" svg:x="16.614cm" svg:y="13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16.614cm" svg:y="13.82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258cm" svg:height="1.673cm" svg:x="14.981cm" svg:y="10.951cm">
          <draw:text-box>
            <text:p text:style-name="P1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6" draw:layer="layout" svg:width="2.088cm" svg:height="0.372cm" svg:x="16.614cm" svg:y="18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088cm" svg:height="0.372cm" svg:x="16.614cm" svg:y="1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31cm" svg:height="1.27cm" svg:x="4.175cm" svg:y="14.429cm">
          <text:p text:style-name="P1"><text:span text:style-name="T1">UserDetails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31cm" svg:height="1.27cm" svg:x="4.175cm" svg:y="16.232cm">
          <text:p text:style-name="P1"><text:span text:style-name="T1">PasswordEn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8.657cm" svg:height="4.544cm" svg:x="2.397cm" svg:y="13.8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35cm" svg:height="0.635cm" svg:x="2.988cm" svg:y="14.80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635cm" svg:height="0.635cm" svg:x="2.988cm" svg:y="16.60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.27cm" svg:y1="5.81cm" svg:x2="13.7cm" svg:y2="5.81cm">
          <text:p/>
        </draw:line>
        <draw:line draw:style-name="gr13" draw:text-style-name="P5" draw:layer="layout" svg:x1="13.7cm" svg:y1="9.89cm" svg:x2="2.27cm" svg:y2="9.89cm">
          <text:p/>
        </draw:line>
        <draw:custom-shape draw:style-name="gr12" draw:text-style-name="P10" draw:layer="layout" svg:width="0.635cm" svg:height="0.635cm" svg:x="22.45cm" svg:y="11.2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509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7.112cm" svg:height="1.709cm" svg:x="4.781cm" svg:y="4.098cm">
          <draw:text-box>
            <text:p text:style-name="P1"><text:span text:style-name="T2">UsernamePassword</text:span><text:span text:style-name="T2"><text:line-break/></text:span><text:span text:style-name="T2">AuthenticationToken</text:span></text:p>
          </draw:text-box>
        </draw:frame>
        <draw:custom-shape draw:style-name="gr16" draw:text-style-name="P2" draw:layer="layout" svg:width="3.886cm" svg:height="0.889cm" svg:x="4.353cm" svg:y="6.094cm">
          <text:p text:style-name="P1"><text:span text:style-name="T1">Userna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632cm" svg:height="0.889cm" svg:x="8.544cm" svg:y="6.094cm"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0.635cm" svg:x="2.95cm" svg:y="4.6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509cm" svg:height="3.175cm" svg:x="4.016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7.112cm" svg:height="1.709cm" svg:x="4.68cm" svg:y="8.3cm">
          <draw:text-box>
            <text:p text:style-name="P1"><text:span text:style-name="T2">UsernamePassword</text:span><text:span text:style-name="T2"><text:line-break/></text:span><text:span text:style-name="T2">AuthenticationToken</text:span></text:p>
          </draw:text-box>
        </draw:frame>
        <draw:custom-shape draw:style-name="gr18" draw:text-style-name="P2" draw:layer="layout" svg:width="3.895cm" svg:height="0.889cm" svg:x="4.344cm" svg:y="10.296cm">
          <text:p text:style-name="P1"><text:span text:style-name="T1">UserDetail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633cm" svg:height="0.889cm" svg:x="8.543cm" svg:y="10.296cm">
          <text:p text:style-name="P1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0.635cm" svg:x="2.988cm" svg:y="8.78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7.559cm" svg:height="0.962cm" svg:x="14.162cm" svg:y="6.207cm">
          <draw:text-box>
            <text:p text:style-name="P11"><text:span text:style-name="T1">AuthenticationManager</text:span></text:p>
          </draw:text-box>
        </draw:frame>
        <draw:connector draw:style-name="gr21" draw:text-style-name="P13" draw:layer="layout" draw:line-skew="0.642cm" svg:x1="22.336cm" svg:y1="7.858cm" svg:x2="22.336cm" svg:y2="16.158cm" draw:start-shape="id1" draw:start-glue-point="1" draw:end-shape="id2" draw:end-glue-point="1" svg:d="M22336 7858h1168v8300h-1168" svg:viewBox="0 0 1169 8301">
          <text:p/>
        </draw:connector>
        <draw:connector draw:style-name="gr22" draw:text-style-name="P13" draw:layer="layout" svg:x1="12.96cm" svg:y1="16.158cm" svg:x2="11.054cm" svg:y2="16.165cm" draw:start-shape="id2" draw:start-glue-point="3" draw:end-shape="id3" draw:end-glue-point="1" svg:d="M12960 16158h-953v7h-953" svg:viewBox="0 0 1907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on Sans" svg:font-family="'Liberat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29M53S</meta:editing-duration>
    <meta:editing-cycles>9</meta:editing-cycles>
    <meta:generator>LibreOffice/6.0.7.3$Linux_X86_64 LibreOffice_project/00m0$Build-3</meta:generator>
    <dc:date>2020-03-03T13:40:33.546139167</dc:date>
    <meta:document-statistic meta:object-count="32"/>
    <meta:template xlink:type="simple" xlink:actuate="onRequest" xlink:title="palette" xlink:href="../../../../../../../../../../../../../Templates/Spring/palette.otg" meta:date="2020-03-01T19:40:15.961866967"/>
  </office:meta>
</office:document-meta>
</file>